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32cm" draw:marker-end-width="0.432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32cm" draw:marker-end-width="0.432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olyline draw:style-name="gr1" draw:text-style-name="P1" draw:layer="layout" svg:width="19.321cm" svg:height="23.78cm" svg:x="1.132cm" svg:y="2.547cm" svg:viewBox="0 0 19322 23781" draw:points="1002,899 0,11105 1101,15703 13215,23780 19321,23667 17620,15144 17317,2805 9409,3141 5406,0 1101,1010 10411,12676 0,10993">
          <text:p/>
        </draw:polyline>
        <draw:polyline draw:style-name="gr1" draw:text-style-name="P1" draw:layer="layout" svg:width="11.512cm" svg:height="10.655cm" svg:x="2.635cm" svg:y="15.334cm" svg:viewBox="0 0 11513 10656" draw:points="0,3229 8871,0 11512,10655 11417,10438">
          <text:p/>
        </draw:polyline>
        <draw:polyline draw:style-name="gr1" draw:text-style-name="P1" draw:layer="layout" svg:width="8.909cm" svg:height="10.879cm" svg:x="11.444cm" svg:y="15.223cm" svg:viewBox="0 0 8910 10880" draw:points="8909,10879 200,336 0,0 7408,2804">
          <text:p/>
        </draw:polyline>
        <draw:polyline draw:style-name="gr1" draw:text-style-name="P1" draw:layer="layout" svg:width="7.998cm" svg:height="9.845cm" svg:x="10.403cm" svg:y="5.52cm" svg:viewBox="0 0 7999 9846" draw:points="7998,0 1215,9845 0,114">
          <text:p/>
        </draw:polyline>
        <draw:line draw:style-name="gr1" draw:text-style-name="P1" draw:layer="layout" svg:x1="6.437cm" svg:y1="2.66cm" svg:x2="11.644cm" svg:y2="15.223cm">
          <text:p/>
        </draw:line>
        <draw:ellipse draw:style-name="gr2" draw:text-style-name="P1" draw:layer="layout" svg:width="0.778cm" svg:height="0.92cm" svg:x="11.182cm" svg:y="14.86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3-22T07:30:31</meta:creation-date>
    <dc:date>2007-03-22T07:43:55</dc:date>
    <dc:language>en-US</dc:language>
    <meta:editing-cycles>3</meta:editing-cycles>
    <meta:editing-duration>PT13M2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